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2mm" draw:marker-start-center="false" draw:fill="solid" draw:fill-color="#ffffc0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/>
          <table:table-cell office:value-type="string">
            <text:p>D1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B2</text:p>
          </table:table-cell>
          <table:table-cell table:number-columns-repeated="2"/>
        </table:table-row>
        <table:table-row table:style-name="ro1">
          <table:table-cell office:value-type="string">
            <text:p>A3</text:p>
          </table:table-cell>
          <table:table-cell/>
          <table:table-cell office:value-type="string">
            <text:p>C3</text:p>
          </table:table-cell>
          <table:table-cell office:value-type="string">
            <text:p>D3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  <table:table-cell/>
        </table:table-row>
      </table:table>
      <table:table table:name="Second Sheet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office:annotation draw:style-name="gr1" draw:text-style-name="P1" svg:width="28.99mm" svg:height="6.37mm" svg:x="51.16mm" svg:y="0mm" draw:caption-point-x="-51.16mm" draw:caption-point-y="0mm">
              <dc:creator>HMB</dc:creator>
              <dc:date>2005-05-12T00:00:00</dc:date>
              <text:p text:style-name="P1">Note 1</text:p>
            </office:annotation>
            <text:p>x</text:p>
          </table:table-cell>
          <table:table-cell/>
          <table:table-cell office:value-type="string" table:number-columns-spanned="2" table:number-rows-spanned="1">
            <text:p>x</text:p>
          </table:table-cell>
          <table:covered-table-cell/>
        </table:table-row>
        <table:table-row table:style-name="ro1">
          <table:table-cell office:value-type="string">
            <text:p>x</text:p>
          </table:table-cell>
          <table:table-cell>
            <office:annotation draw:style-name="gr1" draw:text-style-name="P1" svg:width="28.99mm" svg:height="15.09mm" svg:x="51.16mm" svg:y="0mm" draw:caption-point-x="-51.16mm" draw:caption-point-y="0mm">
              <dc:creator>HMB</dc:creator>
              <dc:date>2005-05-12T00:00:00</dc:date>
              <text:p text:style-name="P1">Note 2</text:p>
              <text:p text:style-name="P1">Note 2</text:p>
              <text:p text:style-name="P1">Note 2</text:p>
            </office:annotation>
          </table:table-cell>
          <table:table-cell office:value-type="string" table:number-columns-spanned="2" table:number-rows-spanned="1">
            <office:annotation draw:style-name="gr1" draw:text-style-name="P1" svg:width="28.99mm" svg:height="15.09mm" svg:x="96.32mm" svg:y="0mm" draw:caption-point-x="-96.32mm" draw:caption-point-y="0mm">
              <dc:creator>HMB</dc:creator>
              <dc:date>2005-05-12T00:00:00</dc:date>
              <text:p text:style-name="P1">Note 3</text:p>
              <text:p text:style-name="P1"/>
              <text:p text:style-name="P1">Note 3</text:p>
            </office:annotation>
            <text:p>x</text:p>
          </table:table-cell>
          <table:covered-table-cell/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26">10/26/2005</text:date>, <text:time>12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.Merijn Brand</meta:initial-creator>
    <meta:creation-date>2005-05-12T13:31:18</meta:creation-date>
    <dc:creator>H.Merijn Brand</dc:creator>
    <dc:date>2005-05-12T13:36:16</dc:date>
    <dc:language>en-US</dc:language>
    <meta:editing-cycles>4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2" meta:cell-count="20"/>
  </office:meta>
</office:document-meta>
</file>